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dddddd" fo:padding="0.097cm" fo:border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8.599cm"/>
    </style:style>
    <style:style style:name="Table2.C" style:family="table-column">
      <style:table-column-properties style:column-width="2.619cm"/>
    </style:style>
    <style:style style:name="Table2.D" style:family="table-column">
      <style:table-column-properties style:column-width="3.201cm"/>
    </style:style>
    <style:style style:name="Table2.1" style:family="table-row">
      <style:table-row-properties style:min-row-height="0.688cm"/>
    </style:style>
    <style:style style:name="Table2.A1" style:family="table-cell">
      <style:table-cell-properties fo:background-color="#eeeeee" style:writing-mode="page">
        <style:background-image/>
      </style:table-cell-properties>
    </style:style>
    <style:style style:name="Table2.D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fo:padding="0cm" fo:border="none"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fo:padding="0cm" fo:border="none"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fo:padding="0cm" fo:border="none"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D5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794cm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margin-top="0.101cm" fo:margin-bottom="0.101cm" loext:contextual-spacing="false" fo:line-height="115%" fo:text-align="start" style:justify-single-word="false"/>
      <style:text-properties fo:font-size="13pt" officeooo:rsid="0005d3cf" officeooo:paragraph-rsid="0005d3cf" style:font-size-asian="13pt" style:font-size-complex="13pt"/>
    </style:style>
    <style:style style:name="P2" style:family="paragraph" style:parent-style-name="Table_20_Contents">
      <style:paragraph-properties fo:margin-top="0.101cm" fo:margin-bottom="0.101cm" loext:contextual-spacing="false" style:line-height-at-least="0.6cm" fo:text-align="start" style:justify-single-word="false"/>
      <style:text-properties fo:font-size="13pt" officeooo:rsid="0005d3cf" officeooo:paragraph-rsid="0005d3cf" style:font-size-asian="13pt" style:font-size-complex="13pt"/>
    </style:style>
    <style:style style:name="P3" style:family="paragraph" style:parent-style-name="Standard">
      <style:paragraph-properties fo:margin-top="0.101cm" fo:margin-bottom="0.101cm" loext:contextual-spacing="false"/>
      <style:text-properties fo:font-size="13pt" style:font-size-asian="13pt" style:font-size-complex="13pt"/>
    </style:style>
    <style:style style:name="P4" style:family="paragraph" style:parent-style-name="Standard">
      <style:paragraph-properties fo:margin-top="0.101cm" fo:margin-bottom="0.101cm" loext:contextual-spacing="false"/>
      <style:text-properties fo:font-size="13pt" officeooo:rsid="001c82f0" officeooo:paragraph-rsid="001c82f0" style:font-size-asian="13pt" style:font-size-complex="13pt"/>
    </style:style>
    <style:style style:name="P5" style:family="paragraph" style:parent-style-name="Standard">
      <style:paragraph-properties fo:margin-top="0.101cm" fo:margin-bottom="0.101cm" loext:contextual-spacing="false"/>
      <style:text-properties fo:font-size="13pt" officeooo:rsid="00059802" officeooo:paragraph-rsid="00059802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/>
      <style:text-properties fo:font-size="13pt" officeooo:rsid="0008cfca" officeooo:paragraph-rsid="00059802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/>
      <style:text-properties fo:font-size="13pt" officeooo:rsid="0008cfca" officeooo:paragraph-rsid="0008cfca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/>
      <style:text-properties fo:font-size="13pt" officeooo:rsid="000b1612" officeooo:paragraph-rsid="000b1612" style:font-size-asian="13pt" style:font-size-complex="13pt"/>
    </style:style>
    <style:style style:name="P9" style:family="paragraph" style:parent-style-name="Standard">
      <style:paragraph-properties fo:margin-top="0.101cm" fo:margin-bottom="0.101cm" loext:contextual-spacing="false"/>
      <style:text-properties fo:font-size="13pt" officeooo:rsid="0009de22" officeooo:paragraph-rsid="0009de22" style:font-size-asian="13pt" style:font-size-complex="13pt"/>
    </style:style>
    <style:style style:name="P10" style:family="paragraph" style:parent-style-name="Standard">
      <style:paragraph-properties fo:margin-top="0.101cm" fo:margin-bottom="0.101cm" loext:contextual-spacing="false"/>
      <style:text-properties fo:font-size="13pt" officeooo:rsid="005467af" officeooo:paragraph-rsid="005467af" style:font-size-asian="13pt" style:font-size-complex="13pt"/>
    </style:style>
    <style:style style:name="P11" style:family="paragraph" style:parent-style-name="Standard">
      <style:paragraph-properties fo:margin-top="0.101cm" fo:margin-bottom="0.101cm" loext:contextual-spacing="false"/>
      <style:text-properties fo:font-size="13pt" fo:font-weight="bold" officeooo:rsid="00059802" officeooo:paragraph-rsid="0005980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fo:font-size="13pt" fo:font-weight="bold" officeooo:rsid="000f6788" officeooo:paragraph-rsid="000f67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.101cm" fo:margin-bottom="0.101cm" loext:contextual-spacing="false"/>
      <style:text-properties fo:font-size="13pt" fo:font-weight="bold" officeooo:rsid="000b1612" officeooo:paragraph-rsid="000b1612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fo:font-size="13pt" fo:font-weight="bold" officeooo:rsid="0008cfca" officeooo:paragraph-rsid="0008cfc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top="0.101cm" fo:margin-bottom="0.101cm" loext:contextual-spacing="false"/>
      <style:text-properties fo:font-size="13pt" fo:font-weight="bold" officeooo:rsid="0009de22" officeooo:paragraph-rsid="0009de22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.101cm" fo:margin-bottom="0.101cm" loext:contextual-spacing="false"/>
      <style:text-properties fo:font-size="13pt" fo:font-weight="bold" officeooo:rsid="00341359" officeooo:paragraph-rsid="00341359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top="0.101cm" fo:margin-bottom="0.101cm" loext:contextual-spacing="false"/>
      <style:text-properties fo:font-size="13pt" fo:font-weight="bold" officeooo:rsid="005467af" officeooo:paragraph-rsid="005467af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15%"/>
      <style:text-properties fo:font-size="13pt" fo:language="en" fo:country="US" fo:font-weight="normal" officeooo:rsid="000b1612" officeooo:paragraph-rsid="000b161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officeooo:rsid="00059802" officeooo:paragraph-rsid="00059802"/>
    </style:style>
    <style:style style:name="P20" style:family="paragraph" style:parent-style-name="Table_20_Contents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fo:font-size="13pt" officeooo:rsid="0005d3cf" officeooo:paragraph-rsid="0005d3cf" style:font-size-asian="13pt" style:font-size-complex="13pt"/>
    </style:style>
    <style:style style:name="P21" style:family="paragraph" style:parent-style-name="Table_20_Contents">
      <style:paragraph-properties fo:margin-left="0cm" fo:margin-right="0cm" fo:margin-top="0.101cm" fo:margin-bottom="0.101cm" loext:contextual-spacing="false" style:line-height-at-least="0.6cm" fo:text-align="start" style:justify-single-word="false" fo:text-indent="0cm" style:auto-text-indent="false"/>
      <style:text-properties fo:font-size="13pt" officeooo:rsid="0005d3cf" officeooo:paragraph-rsid="0005d3cf" style:font-size-asian="13pt" style:font-size-complex="13pt"/>
    </style:style>
    <style:style style:name="P22" style:family="paragraph" style:parent-style-name="Table_20_Contents">
      <style:paragraph-properties fo:margin-left="0cm" fo:margin-right="0cm" fo:margin-top="0.101cm" fo:margin-bottom="0.101cm" loext:contextual-spacing="false" style:line-height-at-least="0.6cm" fo:text-align="start" style:justify-single-word="false" fo:text-indent="0cm" style:auto-text-indent="false"/>
      <style:text-properties fo:font-size="13pt" officeooo:rsid="0005d3cf" officeooo:paragraph-rsid="00516a81" style:font-size-asian="13pt" style:font-size-complex="13pt"/>
    </style:style>
    <style:style style:name="P23" style:family="paragraph" style:parent-style-name="Table_20_Contents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fo:font-size="13pt" officeooo:rsid="00341359" officeooo:paragraph-rsid="00341359" style:font-size-asian="13pt" style:font-size-complex="13pt"/>
    </style:style>
    <style:style style:name="P24" style:family="paragraph" style:parent-style-name="Table_20_Contents">
      <style:paragraph-properties fo:margin-left="0cm" fo:margin-right="0cm" fo:margin-top="0.101cm" fo:margin-bottom="0.101cm" loext:contextual-spacing="false" style:line-height-at-least="0.6cm" fo:text-align="start" style:justify-single-word="false" fo:text-indent="0cm" style:auto-text-indent="false"/>
      <style:text-properties fo:font-size="13pt" officeooo:rsid="00516a81" officeooo:paragraph-rsid="00516a81" style:font-size-asian="13pt" style:font-size-complex="13pt"/>
    </style:style>
    <style:style style:name="P25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officeooo:paragraph-rsid="000f6788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3pt" officeooo:rsid="0008cfca" officeooo:paragraph-rsid="0008cfca" style:font-size-asian="13pt" style:font-size-complex="13pt"/>
    </style:style>
    <style:style style:name="P27" style:family="paragraph" style:parent-style-name="Table_20_Contents">
      <style:paragraph-properties fo:margin-left="0cm" fo:margin-right="0cm" fo:margin-top="0.101cm" fo:margin-bottom="0.101cm" loext:contextual-spacing="false" style:line-height-at-least="0.6cm" fo:text-align="start" style:justify-single-word="false" fo:text-indent="0cm" style:auto-text-indent="false"/>
      <style:text-properties fo:font-size="13pt" officeooo:rsid="00753d1b" officeooo:paragraph-rsid="00753d1b" style:font-size-asian="13pt" style:font-size-complex="13pt"/>
    </style:style>
    <style:style style:name="P28" style:family="paragraph" style:parent-style-name="Standard" style:list-style-name="L1">
      <style:paragraph-properties fo:margin-top="0cm" fo:margin-bottom="0cm" loext:contextual-spacing="false" fo:line-height="100%"/>
      <style:text-properties fo:font-size="13pt" officeooo:rsid="0008cfca" officeooo:paragraph-rsid="0008cfca" style:font-size-asian="13pt" style:font-size-complex="13pt"/>
    </style:style>
    <style:style style:name="P29" style:family="paragraph" style:parent-style-name="Standard" style:list-style-name="L1">
      <style:paragraph-properties fo:margin-top="0cm" fo:margin-bottom="0cm" loext:contextual-spacing="false" fo:line-height="100%"/>
      <style:text-properties fo:font-size="13pt" officeooo:rsid="000f6788" officeooo:paragraph-rsid="000f6788" style:font-size-asian="13pt" style:font-size-complex="13pt"/>
    </style:style>
    <style:style style:name="P30" style:family="paragraph" style:parent-style-name="Standard" style:list-style-name="L1">
      <style:paragraph-properties fo:margin-top="0cm" fo:margin-bottom="0cm" loext:contextual-spacing="false" fo:line-height="100%"/>
      <style:text-properties fo:font-size="13pt" officeooo:rsid="00516a81" officeooo:paragraph-rsid="00516a81" style:font-size-asian="13pt" style:font-size-complex="13pt"/>
    </style:style>
    <style:style style:name="P31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fo:font-size="13pt" officeooo:rsid="0009de22" officeooo:paragraph-rsid="0009de22" style:font-size-asian="13pt" style:font-size-complex="13pt"/>
    </style:style>
    <style:style style:name="P32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fo:font-size="13pt" officeooo:rsid="0009de22" officeooo:paragraph-rsid="00341359" style:font-size-asian="13pt" style:font-size-complex="13pt"/>
    </style:style>
    <style:style style:name="P33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fo:font-size="13pt" officeooo:rsid="00516a81" officeooo:paragraph-rsid="005aa003" style:font-size-asian="13pt" style:font-size-complex="13pt"/>
    </style:style>
    <style:style style:name="P34" style:family="paragraph" style:parent-style-name="Standard" style:list-style-name="L2">
      <style:paragraph-properties fo:margin-top="0.101cm" fo:margin-bottom="0.101cm" loext:contextual-spacing="false"/>
      <style:text-properties fo:font-size="13pt" officeooo:rsid="00516a81" officeooo:paragraph-rsid="00516a81" style:font-size-asian="13pt" style:font-size-complex="13pt"/>
    </style:style>
    <style:style style:name="P35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fo:font-size="13pt" officeooo:rsid="00341359" officeooo:paragraph-rsid="00341359" style:font-size-asian="13pt" style:font-size-complex="13pt"/>
    </style:style>
    <style:style style:name="P36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fo:font-size="13pt" officeooo:rsid="005467af" officeooo:paragraph-rsid="005467af" style:font-size-asian="13pt" style:font-size-complex="13pt"/>
    </style:style>
    <style:style style:name="T1" style:family="text">
      <style:text-properties officeooo:rsid="0005d3cf"/>
    </style:style>
    <style:style style:name="T2" style:family="text">
      <style:text-properties officeooo:rsid="000b16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cf931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04645" style:font-size-asian="13pt" style:font-size-complex="13pt"/>
    </style:style>
    <style:style style:name="T7" style:family="text">
      <style:text-properties officeooo:rsid="00516a81"/>
    </style:style>
    <style:style style:name="T8" style:family="text">
      <style:text-properties style:text-position="super 58%"/>
    </style:style>
    <style:style style:name="T9" style:family="text">
      <style:text-properties officeooo:rsid="005467af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1">SHRADDHA</text:p>
      <text:p text:style-name="P4">Address: Gopukodi House,Barimar,Bantwal.DK</text:p>
      <text:p text:style-name="P19"><text:span text:style-name="T5">Email: </text:span><text:a xlink:type="simple" xlink:href="mailto:bangerashraddha8@gmail.com" text:style-name="Internet_20_link" text:visited-style-name="Visited_20_Internet_20_Link"><text:span text:style-name="T5">bangerashraddha8@gmail.com</text:span></text:a></text:p>
      <text:p text:style-name="P5"><text:span text:style-name="T1">C</text:span>ontact: 7090736385</text:p>
      <text:p text:style-name="P5"/>
      <table:table table:name="Table7" table:style-name="Table7">
        <table:table-column table:style-name="Table7.A"/>
        <table:table-row table:style-name="TableLine94577940443920">
          <table:table-cell table:style-name="Table7.A1" office:value-type="string">
            <text:p text:style-name="P12">Objectives</text:p>
          </table:table-cell>
        </table:table-row>
      </table:table>
      <text:p text:style-name="P25"><text:span text:style-name="T5">To serve an organization that hand me an opportunity to utilize my interpersonal and technical skills and recognize my failures to explore new avenues of software development those providing me with a </text:span><text:span text:style-name="T6">platform to work toward the companies goal.</text:span><text:span text:style-name="T5"> </text:span><text:s/></text:p>
      <text:p text:style-name="P5"/>
      <table:table table:name="Table1" table:style-name="Table1">
        <table:table-column table:style-name="Table1.A"/>
        <table:table-row table:style-name="TableLine94577940497680">
          <table:table-cell table:style-name="Table1.A1" office:value-type="string">
            <text:p text:style-name="P11">Qualificatio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Course</text:p>
          </table:table-cell>
          <table:table-cell table:style-name="Table2.A1" office:value-type="string">
            <text:p text:style-name="P1">University/Board</text:p>
          </table:table-cell>
          <table:table-cell table:style-name="Table2.A1" office:value-type="string">
            <text:p text:style-name="P23">Passed Year</text:p>
          </table:table-cell>
          <table:table-cell table:style-name="Table2.D1" office:value-type="string">
            <text:p text:style-name="P20">Marks(%)/Grade</text:p>
          </table:table-cell>
        </table:table-row>
        <table:table-row table:style-name="TableLine94577940520512">
          <table:table-cell table:style-name="Table2.A4" office:value-type="string">
            <text:p text:style-name="P21">MCA</text:p>
          </table:table-cell>
          <table:table-cell table:style-name="Table2.B2" office:value-type="string">
            <text:p text:style-name="P2">V<text:span text:style-name="T7">ivekananda </text:span>C<text:span text:style-name="T7">ollege of </text:span>E<text:span text:style-name="T7">ngineering and </text:span>T<text:span text:style-name="T7">echnology</text:span> ,Puttur</text:p>
          </table:table-cell>
          <table:table-cell table:style-name="Table2.C2" office:value-type="string">
            <text:p text:style-name="P27">2023</text:p>
          </table:table-cell>
          <table:table-cell table:style-name="Table2.D2" office:value-type="string">
            <text:p text:style-name="P22">p<text:span text:style-name="T7">u</text:span>rsuing</text:p>
          </table:table-cell>
        </table:table-row>
        <table:table-row table:style-name="TableLine94577940522912">
          <table:table-cell table:style-name="Table2.A3" office:value-type="string">
            <text:p text:style-name="P21">BCA</text:p>
          </table:table-cell>
          <table:table-cell table:style-name="Table2.B3" office:value-type="string">
            <text:p text:style-name="P2">SDM Degree College,Ujire</text:p>
          </table:table-cell>
          <table:table-cell table:style-name="Table2.C3" office:value-type="string">
            <text:p text:style-name="P24">2020</text:p>
          </table:table-cell>
          <table:table-cell table:style-name="Table2.D3" office:value-type="string">
            <text:p text:style-name="P21">69.45</text:p>
          </table:table-cell>
        </table:table-row>
        <table:table-row table:style-name="TableLine94577940525872">
          <table:table-cell table:style-name="Table2.A4" office:value-type="string">
            <text:p text:style-name="P21">PUC</text:p>
          </table:table-cell>
          <table:table-cell table:style-name="Table2.B4" office:value-type="string">
            <text:p text:style-name="P2">SDM PU College,Ujire</text:p>
          </table:table-cell>
          <table:table-cell table:style-name="Table2.C4" office:value-type="string">
            <text:p text:style-name="P24">2017</text:p>
          </table:table-cell>
          <table:table-cell table:style-name="Table2.D4" office:value-type="string">
            <text:p text:style-name="P21">83.65</text:p>
          </table:table-cell>
        </table:table-row>
        <table:table-row table:style-name="TableLine94577940528432">
          <table:table-cell table:style-name="Table2.A5" office:value-type="string">
            <text:p text:style-name="P21">SSLC</text:p>
          </table:table-cell>
          <table:table-cell table:style-name="Table2.B5" office:value-type="string">
            <text:p text:style-name="P2">Karnataka Secondary Board</text:p>
          </table:table-cell>
          <table:table-cell table:style-name="Table2.C5" office:value-type="string">
            <text:p text:style-name="P24">2015</text:p>
          </table:table-cell>
          <table:table-cell table:style-name="Table2.D5" office:value-type="string">
            <text:p text:style-name="P21">88.32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row table:style-name="TableLine94577940532512">
          <table:table-cell table:style-name="Table3.A1" office:value-type="string">
            <text:p text:style-name="P13">Experience</text:p>
          </table:table-cell>
        </table:table-row>
      </table:table>
      <text:p text:style-name="P8"><text:span text:style-name="T3">Job Role</text:span><text:tab/>:<text:tab/>Web Application Developer</text:p>
      <text:p text:style-name="P8"><text:span text:style-name="T3">Year/Month</text:span><text:tab/>:<text:tab/>10 months</text:p>
      <text:p text:style-name="P8"><text:span text:style-name="T3">Location</text:span><text:tab/>:<text:tab/>Aptra Technologies Pvt.Limited, Adyar,Mangalore</text:p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Skills</text:p>
          </table:table-cell>
        </table:table-row>
      </table:table>
      <text:list xml:id="list1279429988" text:style-name="L1">
        <text:list-item>
          <text:p text:style-name="P28">HTML,CSS</text:p>
        </text:list-item>
        <text:list-item>
          <text:p text:style-name="P28">PHP,Cake PHP</text:p>
        </text:list-item>
        <text:list-item>
          <text:p text:style-name="P28">Laravel</text:p>
        </text:list-item>
        <text:list-item>
          <text:p text:style-name="P29">Database</text:p>
        </text:list-item>
        <text:list-item>
          <text:p text:style-name="P30">Data Structure</text:p>
        </text:list-item>
        <text:list-item>
          <text:p text:style-name="P30">Java</text:p>
        </text:list-item>
        <text:list-item>
          <text:p text:style-name="P30">Mobile Application</text:p>
        </text:list-item>
        <text:list-item>
          <text:p text:style-name="P30">Unix</text:p>
        </text:list-item>
        <text:list-item>
          <text:p text:style-name="P30">Ms-Word, Ms-Excel, Ms-powerpoint</text:p>
        </text:list-item>
      </text:list>
      <text:p text:style-name="P26"/>
      <text:p text:style-name="P7"><text:soft-page-break/></text:p>
      <table:table table:name="Table5" table:style-name="Table5">
        <table:table-column table:style-name="Table5.A"/>
        <table:table-row table:style-name="TableLine94577940543808">
          <table:table-cell table:style-name="Table5.A1" office:value-type="string">
            <text:p text:style-name="P15">Academic Projects:</text:p>
          </table:table-cell>
        </table:table-row>
      </table:table>
      <text:list xml:id="list40465475" text:style-name="L2">
        <text:list-item>
          <text:p text:style-name="P31">I have done project on the title “Botany Department Management” in PHP.</text:p>
        </text:list-item>
        <text:list-item>
          <text:p text:style-name="P31">I have done Mini Project <text:span text:style-name="T4">on CRUD Operation </text:span><text:span text:style-name="T2">in laravel.</text:span></text:p>
        </text:list-item>
        <text:list-item>
          <text:p text:style-name="P33">I have done the student research project on “Drone Concept” and a survey on </text:p>
          <text:p text:style-name="P33">“E-Textbook” for 10<text:span text:style-name="T8">th</text:span> CBSE of SDM High school.</text:p>
          <text:p text:style-name="P34"/>
        </text:list-item>
      </text:list>
      <text:p text:style-name="P9"/>
      <table:table table:name="Table8" table:style-name="Table8">
        <table:table-column table:style-name="Table8.A"/>
        <table:table-row table:style-name="TableLine94577940605584">
          <table:table-cell table:style-name="Table8.A1" office:value-type="string">
            <text:p text:style-name="P16">Certificates</text:p>
          </table:table-cell>
        </table:table-row>
      </table:table>
      <text:list xml:id="list135214896799788" text:continue-numbering="true" text:style-name="L2">
        <text:list-item>
          <text:p text:style-name="P32">I have attended the workshop based on Mobile Application Development.</text:p>
        </text:list-item>
        <text:list-item>
          <text:p text:style-name="P32">I have attended the webinar conducted in the college for Artificial Intelligence. <text:s/></text:p>
        </text:list-item>
        <text:list-item>
          <text:p text:style-name="P35">Had been attended the training sessions regarding aptidute and mysql oracle <text:span text:style-name="T9">by Qspiders.</text:span></text:p>
        </text:list-item>
        <text:list-item>
          <text:p text:style-name="P36">Issued Certificate in “Cinema and literature” and “Media Management” from SDM College.</text:p>
          <text:p text:style-name="P36"/>
        </text:list-item>
      </text:list>
      <text:p text:style-name="P9"/>
      <table:table table:name="Table6" table:style-name="Table6">
        <table:table-column table:style-name="Table6.A"/>
        <table:table-row table:style-name="TableLine94577940614400">
          <table:table-cell table:style-name="Table6.A1" office:value-type="string">
            <text:p text:style-name="P13">Personal Information</text:p>
          </table:table-cell>
        </table:table-row>
      </table:table>
      <text:p text:style-name="P10"><text:span text:style-name="T3">Father Name<text:tab/></text:span><text:span text:style-name="T10">:<text:tab/>Honnappa Poojary</text:span></text:p>
      <text:p text:style-name="P10"><text:span text:style-name="T3">Mother Name</text:span><text:span text:style-name="T10"><text:tab/>:<text:tab/>Shruthi</text:span></text:p>
      <text:p text:style-name="P10"><text:span text:style-name="T3">Gender</text:span><text:span text:style-name="T10"><text:tab/><text:tab/>:<text:tab/>Female</text:span></text:p>
      <text:p text:style-name="P8"><text:span text:style-name="T3">Language</text:span> <text:tab/><text:tab/>: <text:tab/>Kannada,English,Tulu,Hindi</text:p>
      <text:p text:style-name="P8"><text:span text:style-name="T3">Nationality</text:span><text:tab/><text:tab/>:<text:tab/>Indian</text:p>
      <text:p text:style-name="P8"><text:span text:style-name="T3">Hobbies</text:span><text:tab/><text:tab/>:<text:tab/>Pencil Sketch and Mandala art</text:p>
      <text:p text:style-name="P8"/>
      <table:table table:name="Table9" table:style-name="Table9">
        <table:table-column table:style-name="Table9.A"/>
        <table:table-row table:style-name="TableLine94577940626784">
          <table:table-cell table:style-name="Table9.A1" office:value-type="string">
            <text:p text:style-name="P17">Declaration</text:p>
          </table:table-cell>
        </table:table-row>
      </table:table>
      <text:p text:style-name="P18">I hereby declare that all the information given above is true and correct to the best of my knowledge.</text:p>
      <text:p text:style-name="P8"/>
      <text:p text:style-name="P10"><text:span text:style-name="T3">Date</text:span><text:tab/>:</text:p>
      <text:p text:style-name="P10"><text:span text:style-name="T3">Place</text:span><text:tab/>:</text:p>
      <text:p text:style-name="P10"/>
      <text:p text:style-name="P10"/>
      <text:p text:style-name="P10">[Shraddha]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8:25.954472859</meta:creation-date>
    <dc:date>2022-07-19T13:52:06.685724435</dc:date>
    <meta:editing-duration>PT36M44S</meta:editing-duration>
    <meta:editing-cycles>15</meta:editing-cycles>
    <meta:generator>LibreOffice/6.4.7.2$Linux_X86_64 LibreOffice_project/40$Build-2</meta:generator>
    <meta:document-statistic meta:table-count="9" meta:image-count="0" meta:object-count="0" meta:page-count="2" meta:paragraph-count="65" meta:word-count="279" meta:character-count="1781" meta:non-whitespace-character-count="1573"/>
  </office:meta>
</office:document-meta>
</file>